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CDU</text:p>
          </table:table-cell>
          <table:table-cell office:value-type="string" calcext:value-type="string">
            <text:p>Grüne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Linke</text:p>
          </table:table-cell>
          <table:table-cell office:value-type="string" calcext:value-type="string">
            <text:p>SSW</text:p>
          </table:table-cell>
          <table:table-cell office:value-type="string" calcext:value-type="string">
            <text:p>Piratenpartei</text:p>
          </table:table-cell>
          <table:table-cell office:value-type="string" calcext:value-type="string">
            <text:p>Die Partei</text:p>
          </table:table-cell>
          <table:table-cell office:value-type="string" calcext:value-type="string">
            <text:p>AFD</text:p>
          </table:table-cell>
        </table:table-row>
        <table:table-row table:style-name="ro1">
          <table:table-cell office:value-type="string" calcext:value-type="string">
            <text:p>Kieler Stadtbah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esse- und Kongresszentru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ostenfreies Mittagess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lughafen Kiel Holtenau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ssen "to go"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lkoholver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undstücke der Stadt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rauen in Aufsichtsrät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villons am Alten Mark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ine Fahrverbo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bote für Bedürfti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olstein-Stad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chuldenabbau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edenkorte zur Kolonialgeschicht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utofreie Innenstadt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Videoüberwachu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dtwerke Kie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gzeitarbeitslo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wimmbä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iräte der Stadt Kiel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nterbringung von Geflüchteten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-Sport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ewerbesteuer senken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ogenkonsumrau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ostenfreier ÖPN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ädtische Wohnungsbaugesellschaf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uchverbot an Bushaltestellen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hrradstraße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änische Sprach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euerlöschschiff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/00/0000</text:date>, <text:time style:data-style-name="N2" text:time-value="22:50:49.22744629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0:26:59.234000000</meta:creation-date>
    <dc:date>2018-05-11T23:14:57.145441069</dc:date>
    <meta:editing-duration>PT11M43S</meta:editing-duration>
    <meta:editing-cycles>3</meta:editing-cycles>
    <meta:generator>LibreOffice/6.0.4.1$Linux_X86_64 LibreOffice_project/00m0$Build-1</meta:generator>
    <dc:creator>martin scharm</dc:creator>
    <meta:document-statistic meta:table-count="1" meta:cell-count="310" meta:object-count="0"/>
  </office:meta>
</office:document-meta>
</file>